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bc73" officeooo:paragraph-rsid="0012bc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11T12:41:40.137000000</meta:creation-date>
    <dc:date>2022-01-11T12:42:18.816000000</dc:date>
    <meta:editing-duration>PT39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5.2.7.2$Windows_x86 LibreOffice_project/2b7f1e640c46ceb28adf43ee075a6e8b8439ed10</meta:generator>
  </office:meta>
</office:document-meta>
</file>